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Lohit Hindi" svg:font-family="'Lohit Hindi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618in" fo:text-indent="-0.25in" fo:margin-left="2.9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118in" fo:text-indent="-0.25in" fo:margin-left="3.2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618in" fo:text-indent="-0.25in" fo:margin-left="3.4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8in" fo:text-indent="-0.25in" fo:margin-left="3.7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18in" fo:text-indent="-0.25in" fo:margin-left="3.9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118in" fo:text-indent="-0.25in" fo:margin-left="4.2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18in" fo:text-indent="-0.25in" fo:margin-left="4.4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118in" fo:text-indent="-0.25in" fo:margin-left="4.7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9618in" fo:text-indent="-0.25in" fo:margin-left="4.9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118in" fo:text-indent="-0.25in" fo:margin-left="5.211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Source Comes to Campus</text:p>
      <text:p text:style-name="P2">Columbia University</text:p>
      <text:p text:style-name="P1"/>
      <text:p text:style-name="P3">9:30 – 10:00<text:tab/>Breakfast, Socializing</text:p>
      <text:p text:style-name="P3"/>
      <text:p text:style-name="P3">10:00 – 10:30<text:tab/>Laptop Setup, Introductions</text:p>
      <text:p text:style-name="P3"/>
      <text:p text:style-name="P3">10:30 – 11:30<text:tab/>Communications Tools</text:p>
      <text:p text:style-name="P3"/>
      <text:p text:style-name="P3">11:30 – 12:30<text:tab/>Practicing Git</text:p>
      <text:p text:style-name="P3"/>
      <text:p text:style-name="P3">12:30 – 1:00<text:tab/>Career/Experiences Panel</text:p>
      <text:p text:style-name="P3"/>
      <text:p text:style-name="P3">1:00 – 2:00<text:tab/><text:tab/>Lunch</text:p>
      <text:p text:style-name="P3"/>
      <text:p text:style-name="P3">2:00 – 2:30<text:tab/><text:tab/>Picking Projects</text:p>
      <text:p text:style-name="P3"/>
      <text:p text:style-name="P5"><text:span text:style-name="T1">2:30 – 4:45<text:tab/><text:tab/>Projects Time (check-ins at 3 and 4)</text:span></text:p>
      <text:p text:style-name="P5"><text:span text:style-name="T1"/></text:p>
      <text:p text:style-name="P3">4:45 – 5:00<text:tab/><text:tab/>Wrap 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Lohit Hindi" svg:font-family="'Lohit Hindi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5T09:12:16</meta:creation-date>
    <dc:date>2013-10-18T16:08:20</dc:date>
    <dc:creator>Shauna </dc:creator>
    <meta:editing-duration>PT3H54M51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1" meta:word-count="57" meta:character-count="337" meta:non-whitespace-character-count="287"/>
  </office:meta>
</office:document-meta>
</file>